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Times New Roman" fo:font-size="14pt" style:font-size-asian="14pt" style:font-size-complex="14pt"/>
    </style:style>
    <style:style style:name="P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5" style:family="table-column">
      <style:table-column-properties style:column-width="1.9652in"/>
    </style:style>
    <style:style style:name="TableColumn6" style:family="table-column">
      <style:table-column-properties style:column-width="2.8548in"/>
    </style:style>
    <style:style style:name="TableColumn7" style:family="table-column">
      <style:table-column-properties style:column-width="3.0513in"/>
    </style:style>
    <style:style style:name="TableColumn8" style:family="table-column">
      <style:table-column-properties style:column-width="2.8145in"/>
    </style:style>
    <style:style style:name="Table4" style:family="table">
      <style:table-properties style:width="10.686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paragraph-properties fo:margin-bottom="0in" fo:line-height="100%"/>
    </style:style>
    <style:style style:name="T56" style:parent-style-name="Absatz-Standardschriftar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3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4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65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0" style:parent-style-name="Standard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Die Staatsratsszene II / 3</text:p>
      <text:p text:style-name="P2"/>
      <text:p text:style-name="P3">FRAGE:<text:tab/>………………………………………………………………………………………………………………………….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/>
          </table:table-cell>
          <table:table-cell table:style-name="TableCell13">
            <text:p text:style-name="P14">BURLEIGH: ______________</text:p>
          </table:table-cell>
          <table:table-cell table:style-name="TableCell15">
            <text:p text:style-name="P16">LEICESTER: ________________</text:p>
          </table:table-cell>
          <table:table-cell table:style-name="TableCell17">
            <text:p text:style-name="P18">TALBOT: _________________</text:p>
          </table:table-cell>
        </table:table-row>
        <table:table-row table:style-name="TableRow19">
          <table:table-cell table:style-name="TableCell20">
            <text:p text:style-name="P21">Gründe</text:p>
          </table:table-cell>
          <table:table-cell table:style-name="TableCell22"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Ziele</text:p>
          </table:table-cell>
          <table:table-cell table:style-name="TableCell43">
            <text:p text:style-name="P44"/>
            <text:p text:style-name="P45"/>
            <text:p text:style-name="P46"/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Grund-</text:p>
            <text:p text:style-name="P55"><text:span text:style-name="T56">einstellungen</text:span></text:p>
          </table:table-cell>
          <table:table-cell table:style-name="TableCell57"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ne Sieber</meta:initial-creator>
    <dc:creator>Christine Sieber</dc:creator>
    <meta:creation-date>2020-09-23T18:39:00Z</meta:creation-date>
    <dc:date>2020-09-23T18:53:00Z</dc:date>
    <meta:template xlink:href="Normal" xlink:type="simple"/>
    <meta:editing-cycles>2</meta:editing-cycles>
    <meta:editing-duration>PT0S</meta:editing-duration>
    <meta:document-statistic meta:page-count="2" meta:paragraph-count="1" meta:word-count="32" meta:character-count="234" meta:row-count="1" meta:non-whitespace-character-count="203"/>
  </office:meta>
</office:document-meta>
</file>